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20000030C6D18CEA725E13371.jpg" manifest:media-type="image/jpeg"/>
  <manifest:file-entry manifest:full-path="Pictures/10000201000003E8000004641C845CDA90A985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2.577cm" fo:min-width="6.739cm"/>
    </style:style>
    <style:style style:name="gr2" style:family="graphic" style:parent-style-name="standard">
      <style:graphic-properties draw:fill-color="#e8f2a1" draw:textarea-horizontal-align="justify" draw:textarea-vertical-align="top" draw:auto-grow-height="false" fo:min-height="2.163cm" fo:min-width="5.34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5ce" draw:textarea-horizontal-align="justify" draw:textarea-vertical-align="top" draw:auto-grow-height="false" fo:min-height="8.513cm" fo:min-width="6.231cm"/>
    </style:style>
    <style:style style:name="gr5" style:family="graphic" style:parent-style-name="standard">
      <style:graphic-properties draw:fill-color="#e8f2a1" draw:textarea-horizontal-align="justify" draw:textarea-vertical-align="top" draw:auto-grow-height="false" fo:min-height="2.163cm" fo:min-width="5.215cm"/>
    </style:style>
    <style:style style:name="gr6" style:family="graphic" style:parent-style-name="standard">
      <style:graphic-properties draw:fill-color="#ffe994" draw:textarea-horizontal-align="justify" draw:textarea-vertical-align="top" draw:auto-grow-height="false" fo:min-height="1.655cm" fo:min-width="6.231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e8f2a1"/>
      <style:paragraph-properties fo:text-align="start"/>
      <style:text-properties style:font-name="Source Code Pro Medium1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5ce"/>
      <style:paragraph-properties fo:text-align="start"/>
      <style:text-properties style:font-name="Source Code Pro1" fo:font-size="12pt" style:font-size-asian="12pt" style:font-size-complex="12pt"/>
    </style:style>
    <style:style style:name="P7" style:family="paragraph">
      <loext:graphic-properties draw:fill-color="#ffe994"/>
      <style:paragraph-properties fo:text-align="start"/>
      <style:text-properties style:font-name="Source Code Pro Medium1" fo:font-size="12pt" style:font-size-asian="12pt" style:font-size-complex="12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style:font-name="Source Code Pro Medium1" fo:font-size="12pt" style:font-size-asian="12pt" style:font-size-complex="12pt"/>
    </style:style>
    <style:style style:name="T4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ource Code Pro1" fo:font-size="12pt" style:font-size-asian="12pt" style:font-size-complex="12pt"/>
    </style:style>
    <style:style style:name="T6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12.827cm" svg:x="0.254cm" svg:y="0.254cm">
          <text:p text:style-name="P1"><text:span text:style-name="T1">Approach 2:</text:span></text:p>
          <text:p text:style-name="P1"><text:span text:style-name="T2">oct-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2.413cm" svg:x="1.143cm" svg:y="4.699cm">
          <text:p text:style-name="P3"><text:span text:style-name="T3">int awesome ()</text:span></text:p>
          <text:p text:style-name="P3"><text:span text:style-name="T3">{</text:span></text:p>
          <text:p text:style-name="P3"><text:span text:style-name="T3"/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7cm" svg:height="1.427cm" svg:x="3.048cm" svg:y="5.461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2" draw:text-style-name="P4" draw:layer="layout" svg:width="5.842cm" svg:height="2.413cm" svg:x="1.143cm" svg:y="7.62cm">
          <text:p text:style-name="P3"><text:span text:style-name="T3">SUBROUTINE awesome ()</text:span></text:p>
          <text:p text:style-name="P3"><text:span text:style-name="T3"/></text:p>
          <text:p text:style-name="P3"><text:span text:style-name="T3"/></text:p>
          <text:p text:style-name="P3"><text:span text:style-name="T3">END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092cm" svg:height="1.397cm" svg:x="3.099cm" svg:y="8.382cm">
          <draw:image xlink:href="Pictures/10000000000002620000030C6D18CEA725E13371.jpg" xlink:type="simple" xlink:show="embed" xlink:actuate="onLoad" loext:mime-type="image/jpeg">
            <text:p/>
          </draw:image>
        </draw:frame>
        <draw:custom-shape draw:style-name="gr4" draw:text-style-name="P6" draw:layer="layout" svg:width="6.731cm" svg:height="8.763cm" svg:x="0.508cm" svg:y="1.905cm">
          <text:p text:style-name="P3"><text:span text:style-name="T4">awesome.cc</text:span></text:p>
          <text:p text:style-name="P3"><text:span text:style-name="T5">#include &lt;octave/oct.h&gt;</text:span></text:p>
          <text:p text:style-name="P3"><text:span text:style-name="T5"/></text:p>
          <text:p text:style-name="P3"><text:span text:style-name="T5">DEFUN_DLD (awesome, ...</text:span></text:p>
          <text:p text:style-name="P3"><text:span text:style-name="T5">{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715cm" svg:height="2.413cm" svg:x="1.143cm" svg:y="4.699cm">
          <text:p text:style-name="P3"><text:span text:style-name="T3">int awesome ()</text:span></text:p>
          <text:p text:style-name="P3"><text:span text:style-name="T3">{</text:span></text:p>
          <text:p text:style-name="P3"><text:span text:style-name="T3"/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7cm" svg:height="1.427cm" svg:x="3.048cm" svg:y="5.461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5" draw:text-style-name="P4" draw:layer="layout" svg:width="5.715cm" svg:height="2.413cm" svg:x="1.143cm" svg:y="7.62cm">
          <text:p text:style-name="P3"><text:span text:style-name="T3">SUBROUTINE awesome ()</text:span></text:p>
          <text:p text:style-name="P3"><text:span text:style-name="T3"/></text:p>
          <text:p text:style-name="P3"><text:span text:style-name="T3"/></text:p>
          <text:p text:style-name="P3"><text:span text:style-name="T3">END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092cm" svg:height="1.397cm" svg:x="3.099cm" svg:y="8.382cm">
          <draw:image xlink:href="Pictures/10000000000002620000030C6D18CEA725E13371.jpg" xlink:type="simple" xlink:show="embed" xlink:actuate="onLoad" loext:mime-type="image/jpeg">
            <text:p/>
          </draw:image>
        </draw:frame>
        <draw:custom-shape draw:style-name="gr6" draw:text-style-name="P7" draw:layer="layout" svg:width="6.731cm" svg:height="1.905cm" svg:x="0.508cm" svg:y="10.922cm">
          <text:p text:style-name="P3"><text:span text:style-name="T3">&gt;&gt; </text:span><text:span text:style-name="T6">mkoctfile</text:span><text:span text:style-name="T3"> awesome.cc</text:span></text:p>
          <text:p text:style-name="P3"><text:span text:style-name="T3"/></text:p>
          <text:p text:style-name="P3"><text:span text:style-name="T7">&gt;&gt; [a,b] = </text:span><text:span text:style-name="T3">awesome (c,d)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9T16:10:47.726484943</dc:date>
    <meta:editing-duration>PT8H33M51S</meta:editing-duration>
    <meta:editing-cycles>27</meta:editing-cycles>
    <meta:generator>LibreOffice/6.2.7.1$Linux_X86_64 LibreOffice_project/20$Build-1</meta:generator>
    <meta:document-statistic meta:object-count="11"/>
  </office:meta>
</office:document-meta>
</file>